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MU Serif" svg:font-family="'CMU 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solid" svg:stroke-width="0.212cm" svg:stroke-color="#0072bd" draw:marker-start-width="0.377cm" draw:marker-end-width="0.377cm" draw:stroke-linejoin="round" draw:fill="none" fo:padding-top="0.231cm" fo:padding-bottom="0.231cm" fo:padding-left="0.356cm" fo:padding-right="0.356cm"/>
    </style:style>
    <style:style style:name="gr2" style:family="graphic" style:parent-style-name="standard">
      <style:graphic-properties draw:stroke="solid" svg:stroke-width="0.106cm" svg:stroke-color="#262626" draw:marker-start-width="0.323cm" draw:marker-end-width="0.323cm" draw:stroke-linejoin="round" draw:fill="none" fo:padding-top="0.178cm" fo:padding-bottom="0.178cm" fo:padding-left="0.303cm" fo:padding-right="0.303cm"/>
    </style:style>
    <style:style style:name="gr3" style:family="graphic" style:parent-style-name="standard">
      <style:graphic-properties draw:stroke="none" svg:stroke-width="0.106cm" draw:marker-start-width="0.359cm" draw:marker-end-width="0.359cm" draw:fill="none" draw:textarea-horizontal-align="left" draw:auto-grow-width="true" fo:min-height="0.001cm" fo:min-width="0.001cm" fo:padding-top="0cm" fo:padding-bottom="0cm" fo:padding-left="0cm" fo:padding-right="0cm"/>
    </style:style>
    <style:style style:name="gr4" style:family="graphic" style:parent-style-name="standard">
      <style:graphic-properties draw:stroke="none" svg:stroke-width="0.106cm" draw:marker-start-width="0.359cm" draw:marker-end-width="0.359cm" draw:fill="none" draw:textarea-horizontal-align="center" draw:textarea-vertical-align="middle" draw:auto-grow-width="true" fo:min-height="2.761cm" fo:min-width="40.9cm" fo:padding-top="0cm" fo:padding-bottom="0cm" fo:padding-left="0cm" fo:padding-right="0cm"/>
    </style:style>
    <style:style style:name="gr5" style:family="graphic" style:parent-style-name="standard">
      <style:graphic-properties draw:stroke="none" svg:stroke-width="0.106cm" draw:marker-start-width="0.359cm" draw:marker-end-width="0.359cm" draw:fill="none" draw:textarea-horizontal-align="center" draw:textarea-vertical-align="middle" draw:auto-grow-width="true" fo:min-height="2.761cm" fo:min-width="28.9cm" fo:padding-top="0cm" fo:padding-bottom="0cm" fo:padding-left="0cm" fo:padding-right="0cm"/>
    </style:style>
    <style:style style:name="P1" style:family="paragraph">
      <loext:graphic-properties draw:fill="none"/>
      <style:text-properties style:font-name="CMU Serif"/>
    </style:style>
    <style:style style:name="P2" style:family="paragraph">
      <style:paragraph-properties fo:text-align="start"/>
      <style:text-properties style:font-name="CMU Serif" fo:font-size="48pt"/>
    </style:style>
    <style:style style:name="P3" style:family="paragraph">
      <loext:graphic-properties draw:fill="none"/>
      <style:paragraph-properties fo:text-align="start"/>
      <style:text-properties style:font-name="CMU Serif" fo:font-size="48pt"/>
    </style:style>
    <style:style style:name="P4" style:family="paragraph">
      <style:paragraph-properties fo:text-align="start"/>
      <style:text-properties style:font-name="CMU Serif" fo:font-size="66pt" style:font-size-asian="66pt" style:font-size-complex="66pt"/>
    </style:style>
    <style:style style:name="P5" style:family="paragraph">
      <loext:graphic-properties draw:fill="none"/>
      <style:paragraph-properties fo:text-align="start"/>
      <style:text-properties style:font-name="CMU Serif" fo:font-size="66pt" style:font-size-asian="66pt" style:font-size-complex="66pt"/>
    </style:style>
    <style:style style:name="T1" style:family="text">
      <style:text-properties fo:font-variant="normal" fo:text-transform="none" fo:color="#262626" fo:font-style="normal" fo:font-weight="100"/>
    </style:style>
    <style:style style:name="T2" style:family="text">
      <style:text-properties fo:font-variant="normal" fo:text-transform="none" fo:color="#262626" fo:font-size="66pt" fo:font-style="normal" fo:font-weight="100" style:font-size-asian="66pt" style:font-size-complex="6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olyline draw:style-name="gr1" draw:text-style-name="P1" draw:layer="layout" svg:width="40.922cm" svg:height="27.489cm" svg:x="5.644cm" svg:y="1.519cm" svg:viewBox="0 0 40923 27490" draw:points="0,27490 23,27490 24,27490 46,27490 47,27490 70,27488 72,27488 93,27483 95,27482 116,27472 118,27472 141,27459 142,27458 164,27441 165,27441 188,27425 189,27423 211,27395 212,27394 217,27393 234,27404 235,27406 246,27414 258,27399 260,27396 281,27311 283,27304 306,27189 307,27186 313,27176 329,27223 330,27231 352,27409 353,27418 363,27451 376,27362 377,27343 399,26721 400,26671 423,25478 425,25405 446,24123 448,24052 469,22809 471,22740 494,21406 495,21326 517,19394 518,19247 541,15580 542,15313 564,9821 565,9443 587,3489 588,3155 606,1187 611,1338 613,1420 634,4505 636,4739 657,7990 659,8134 682,10222 683,10315 705,11762 706,11842 729,13265 730,13343 752,14682 753,14746 775,15533 776,15563 799,15909 800,15921 822,16479 824,16533 847,17847 848,17939 870,19316 871,19378 893,20011 894,20022 896,20030 917,19452 918,19389 940,18305 941,18258 955,18023 964,18163 965,18193 987,19275 988,19370 1010,21352 1011,21479 1034,23529 1036,23620 1058,24636 1059,24667 1069,24777 1082,24485 1083,24425 1105,22708 1106,22566 1128,19778 1129,19606 1152,17150 1153,17059 1169,16511 1175,16630 1176,16685 1199,18673 1201,18843 1222,22175 1224,22390 1245,25426 1247,25570 1270,27272 1271,27317 1281,27490 1293,27286 1294,27239 1316,25809 1317,25692 1340,23112 1341,22960 1363,19929 1364,19753 1387,17086 1389,16966 1410,15553 1412,15511 1421,15374 1433,15563 1435,15600 1458,16877 1459,16961 1481,18369 1482,18445 1505,19717 1506,19783 1528,20978 1529,21044 1551,22432 1552,22515 1575,23951 1577,24025 1598,25186 1600,25251 1623,26171 1624,26208 1646,26574 1647,26579 1651,26584 1669,26419 1670,26394 1693,25984 1694,25965 1712,25784 1716,25792 1717,25790 1720,25783 1740,26097 1742,26126 1763,26643 1765,26663 1772,26733 1786,26522 1788,26478 1811,25000 1812,24882 1834,22436 1835,22275 1858,19294 1859,19141 1881,16456 1882,16310 1904,14187 1905,14079 1928,12722 1930,12674 1937,12553 1951,12971 1953,13056 1974,15656 1976,15852 1999,20081 2000,20311 2022,23801 2023,23972 2046,25927 2047,25970 2059,26150 2069,25993 2070,25955 2092,24922 2093,24844 2116,23035 2118,22926 2139,21076 2141,20973 2164,19366 2165,19289 2187,18460 2188,18439 2194,18387 2210,18509 2211,18544 2234,19000 2235,19022 2245,19108 2257,18994 2258,18970 2281,18277 2283,18229 2304,17514 2306,17496 2318,17350 2327,17420 2329,17445 2352,18742 2353,18847 2375,21173 2376,21318 2399,23695 2400,23797 2422,25402 2423,25478 2445,26482 2446,26522 2469,27056 2471,27075 2492,27261 2494,27266 2508,27291 2517,27283 2518,27280 2540,27219 2541,27214 2563,27176 2564,27175 2566,27173 2587,27196 2588,27199 2610,27267 2611,27271 2625,27292 2633,27287 2634,27285 2657,27160 2658,27146 2680,26761 2681,26727 2705,25846 2706,25782 2728,24411 2729,24316 2751,22386 2752,22257 2775,19692 2776,19553 2798,17550 2799,17483 2820,16940 2822,16953 2823,16962 2845,17577 2846,17635 2868,18616 2869,18654 2891,19079 2892,19079 2894,19075 2916,18703 2917,18677 2940,18375 2941,18378 2963,18909 2964,18972 2986,20369 2987,20468 3010,22418 3011,22532 3033,24356 3034,24452 3057,25774 3059,25825 3075,26198 3080,26186 3082,26169 3103,25015 3105,24892 3128,21759 3129,21544 3151,17580 3152,17331 3174,13651 3175,13482 3198,11878 3199,11873 3221,12785 3222,12881 3245,15251 3247,15405 3268,18227 3270,18396 3291,21315 3293,21479 3316,24231 3317,24365 3339,26104 3340,26173 3361,26732 3363,26728 3364,26723 3386,26294 3387,26261 3409,25827 3410,25815 3417,25785 3433,25904 3435,25923 3456,26277 3458,26301 3481,26581 3482,26586 3483,26588 3504,26372 3505,26344 3527,25606 3528,25550 3551,24348 3552,24276 3574,22996 3575,22909 3598,21533 3600,21463 3621,20389 3623,20332 3644,19274 3646,19209 3669,17756 3670,17659 3692,15972 3693,15886 3716,14987 3717,14990 3720,14979 3739,15855 3740,15956 3762,18387 3763,18558 3786,22010 3788,22197 3809,24947 3811,25083 3832,26869 3834,26942 3853,27490 3857,27467 3858,27449 3880,26343 3881,26229 3904,23425 3905,23232 3927,19825 3928,19611 3950,17107 3951,17014 3968,16442 3974,16637 3976,16661 3997,18592 3999,18746 4022,21771 4023,21934 4045,24080 4046,24163 4068,24836 4069,24830 4092,24156 4093,24090 4115,22500 4116,22385 4139,20265 4141,20157 4162,18683 4164,18620 4184,18067 4185,18067 4187,18069 4210,18782 4211,18839 4233,19631 4234,19648 4238,19666 4257,19252 4258,19202 4280,17974 4281,17885 4303,16537 4304,16476 4327,15812 4329,15811 4350,15693 4352,15678 4375,15091 4376,15038 4398,13792 4399,13708 4421,12304 4422,12224 4445,10808 4446,10716 4468,9225 4469,9123 4491,6941 4492,6774 4515,3434 4516,3260 4538,974 4539,914 4546,763 4563,1602 4564,1754 4586,5894 4587,6260 4609,12873 4610,13268 4633,19574 4634,19875 4656,23848 4657,24025 4680,26294 4681,26368 4703,27032 4704,27036 4708,27048 4726,26811 4727,26786 4750,26335 4752,26319 4766,26226 4774,26251 4775,26259 4798,26627 4799,26653 4821,27064 4822,27082 4844,27270 4845,27273 4852,27280 4868,27244 4869,27239 4891,27150 4892,27148 4895,27146 4915,27196 4917,27200 4936,27228 4938,27227 4940,27225 4961,27191 4963,27189 4969,27186 4986,27207 4987,27210 5009,27281 5010,27287 5033,27346 5034,27345 5056,27251 5057,27241 5079,27069 5080,27061 5097,26995 5103,27003 5105,27007 5126,27177 5128,27190 5149,27415 5151,27425 5165,27487 5174,27464 5175,27456 5197,27144 5198,27117 5221,26518 5222,26481 5244,25776 5245,25733 5267,25129 5268,25101 5291,24825 5293,24815 5295,24816 5314,24761 5316,24757 5335,24704 5339,24715 5340,24699 5362,24480 5363,24457 5385,23825 5386,23776 5409,22670 5410,22604 5432,21679 5433,21627 5456,20920 5458,20888 5479,20309 5481,20275 5502,19742 5504,19716 5525,19398 5527,19402 5528,19412 5550,19781 5551,19816 5574,20561 5575,20607 5597,21374 5598,21416 5620,21902 5621,21911 5626,21926 5644,21748 5646,21729 5667,21487 5669,21472 5670,21469 5690,21586 5692,21600 5715,22087 5716,22124 5738,22959 5739,23010 5762,23898 5763,23943 5785,24564 5786,24600 5808,25033 5809,25050 5828,25181 5832,25174 5834,25169 5855,24707 5857,24656 5880,23282 5881,23182 5903,21143 5904,21014 5926,18761 5927,18649 5949,17633 5950,17641 5951,17641 5973,18789 5974,18911 5997,21559 5999,21718 6020,24397 6022,24532 6043,26233 6045,26298 6066,26827 6068,26822 6069,26813 6091,26057 6092,25973 6115,23729 6116,23568 6138,20431 6139,20254 6161,16810 6162,16623 6185,13845 6187,13721 6208,12825 6210,12828 6233,13814 6234,13902 6256,15692 6257,15799 6279,17878 6280,18000 6303,20154 6304,20269 6326,22150 6327,22264 6349,24155 6350,24254 6373,25670 6374,25733 6396,26606 6397,26649 6421,27218 6422,27234 6429,27279 6444,27095 6445,27057 6467,25626 6468,25493 6491,22198 6492,21988 6514,18340 6515,18149 6538,15631 6539,15551 6555,15129 6561,15210 6562,15240 6584,16402 6585,16503 6608,18453 6610,18557 6631,19967 6633,20020 6656,20555 6657,20562 6660,20567 6679,20092 6680,20026 6702,18389 6703,18264 6726,15610 6727,15446 6749,12524 6750,12357 6773,10282 6775,10240 6780,10171 6796,10961 6798,11086 6819,14198 6821,14427 6844,18874 6845,19121 6867,22763 6868,22951 6891,25615 6892,25724 6914,27059 6915,27106 6933,27420 6937,27411 6938,27404 6961,26928 6963,26895 6984,26415 6986,26395 7006,26249 7007,26251 7009,26258 7032,26430 7033,26443 7051,26549 7055,26545 7056,26541 7079,26345 7080,26333 7098,26243 7102,26252 7103,26255 7125,26550 7126,26577 7149,27161 7151,27193 7169,27434 7172,27422 7174,27412 7197,26643 7198,26568 7220,24752 7221,24618 7243,21831 7244,21649 7267,18097 7268,17870 7290,14476 7291,14293 7314,11519 7316,11452 7334,10575 7337,10595 7339,10621 7360,12241 7362,12397 7385,15387 7386,15554 7408,18144 7409,18269 7432,19914 7433,19961 7447,20193 7455,20135 7456,20117 7478,19426 7479,19356 7502,17649 7504,17544 7525,15907 7527,15834 7545,15351 7550,15391 7551,15415 7573,16768 7574,16905 7596,19872 7597,20076 7620,23744 7621,23926 7643,26327 7644,26421 7666,27262 7667,27275 7672,27297 7690,27076 7692,27046 7713,26387 7715,26342 7738,25354 7739,25287 7761,23856 7762,23753 7784,21900 7785,21789 7808,19566 7809,19426 7831,16841 7832,16677 7855,13834 7857,13688 7878,11697 7880,11615 7890,11287 7901,11585 7903,11660 7926,14153 7927,14336 7949,17845 7950,18058 7973,21761 7974,21948 7996,24663 7997,24794 8019,26405 8020,26461 8037,26806 8043,26758 8044,26736 8066,25802 8068,25718 8091,23544 8092,23399 8114,20997 8115,20878 8137,19052 8138,18974 8158,18325 8161,18381 8162,18394 8165,18378 8184,19371 8185,19473 8207,21500 8208,21621 8231,23592 8232,23682 8254,24800 8255,24840 8277,25121 8279,25120 8280,25117 8302,24912 8303,24891 8325,24403 8326,24370 8349,23610 8350,23561 8372,22733 8373,22686 8396,22036 8397,22009 8419,21871 8420,21868 8426,21863 8442,21926 8443,21936 8465,22093 8466,22090 8468,22091 8470,22099 8489,21826 8491,21789 8514,20788 8515,20725 8537,19712 8538,19673 8560,19049 8561,19033 8571,18965 8584,19139 8585,19171 8607,19845 8608,19889 8631,20642 8633,20683 8654,21397 8656,21426 8677,22282 8679,22335 8702,23243 8703,23288 8725,23999 8726,24030 8749,24431 8750,24450 8772,24630 8773,24649 8795,24734 8796,24740 8819,24905 8821,24923 8842,25367 8844,25402 8865,26053 8867,26092 8890,26749 8891,26782 8913,27267 8914,27289 8937,27486 8938,27486 8960,27359 8961,27345 8983,27115 8984,27102 9006,26981 9007,26981 9009,26982 9030,27095 9032,27107 9055,27291 9056,27298 9070,27339 9078,27331 9079,27328 9101,27245 9102,27240 9125,27189 9126,27187 9133,27184 9148,27203 9149,27206 9170,27234 9172,27234 9174,27233 9195,27180 9197,27176 9207,27154 9218,27176 9220,27181 9243,27270 9244,27273 9253,27280 9266,27239 9267,27230 9290,26929 9291,26904 9313,26454 9314,26430 9335,26229 9336,26234 9337,26240 9360,26511 9362,26538 9383,26973 9385,26992 9395,27073 9408,26937 9409,26905 9431,25661 9432,25543 9454,22761 9455,22551 9478,18023 9479,17739 9501,12439 9502,12126 9524,6766 9525,6488 9548,2189 9550,2004 9571,111 9573,99 9596,1647 9597,1830 9619,4921 9620,5095 9642,7656 9643,7794 9666,10098 9667,10220 9689,12196 9690,12308 9713,14185 9715,14277 9736,15404 9738,15446 9759,15883 9761,15896 9784,16237 9785,16278 9807,17322 9808,17403 9831,19012 9832,19093 9854,20089 9855,20124 9868,20311 9877,20189 9878,20157 9901,19290 9902,19241 9923,18804 9924,18812 9926,18823 9949,19363 9950,19418 9972,20832 9973,20937 9995,22808 9996,22909 10019,24277 10020,24323 10037,24623 10042,24569 10043,24543 10066,23132 10067,23005 10089,20198 10090,20009 10112,17194 10113,17066 10133,16040 10136,16069 10138,16096 10160,17722 10161,17868 10183,20982 10184,21184 10207,24603 10208,24767 10230,26841 10231,26919 10250,27490 10254,27465 10255,27446 10277,26398 10278,26299 10300,24077 10301,23918 10324,20789 10326,20608 10347,17937 10349,17827 10372,16373 10373,16332 10383,16157 10395,16296 10396,16326 10418,17174 10419,17251 10442,18442 10443,18496 10465,19340 10466,19386 10489,20295 10491,20348 10512,21630 10514,21719 10535,23280 10537,23371 10560,24833 10561,24907 10583,25946 10584,25993 10607,26539 10608,26555 10619,26603 10630,26529 10631,26513 10653,26079 10654,26053 10677,25696 10679,25687 10686,25667 10700,25838 10702,25865 10723,26436 10725,26471 10741,26726 10748,26681 10749,26661 10771,25669 10772,25573 10795,23273 10796,23117 10818,20281 10819,20124 10841,17327 10842,17175 10865,14829 10867,14729 10888,13583 10890,13553 10900,13401 10913,13679 10914,13736 10936,15639 10937,15769 10959,19065 10960,19275 10983,22881 10984,23063 11006,25465 11007,25553 11026,26148 11030,26116 11032,26099 11053,25283 11055,25211 11076,23570 11078,23452 11101,21248 11102,21127 11124,19329 11125,19246 11148,18190 11149,18165 11157,18095 11171,18246 11172,18291 11194,18843 11195,18877 11213,19161 11218,19143 11220,19131 11241,18652 11243,18611 11266,17940 11267,17924 11280,17840 11289,17910 11290,17930 11312,18723 11313,18808 11336,20610 11337,20729 11359,22838 11360,22946 11382,24733 11383,24826 11406,26186 11408,26236 11429,26907 11431,26933 11454,27221 11455,27229 11477,27294 11478,27293 11500,27243 11501,27239 11524,27181 11525,27180 11534,27173 11547,27183 11548,27185 11571,27243 11573,27247 11593,27295 11594,27295 11596,27295 11598,27297 11617,27231 11619,27222 11642,26923 11643,26896 11665,26231 11666,26176 11689,24888 11690,24799 11712,23093 11713,22978 11735,20916 11736,20788 11759,18684 11760,18590 11782,17395 11784,17354 11803,17040 11807,17058 11808,17072 11830,17700 11831,17737 11853,18337 11854,18359 11863,18440 11877,18330 11878,18314 11897,18156 11900,18157 11901,18156 11924,18598 11925,18648 11947,19900 11948,19989 11970,21680 11971,21798 11994,23743 11996,23847 12018,25323 12019,25389 12041,26118 12042,26128 12046,26135 12065,25508 12066,25420 12088,23083 12089,22907 12112,19404 12113,19194 12135,15744 12136,15559 12158,13147 12159,13046 12179,12363 12182,12389 12184,12408 12205,13506 12207,13652 12230,16438 12231,16625 12253,19966 12254,20161 12276,23266 12277,23426 12300,25723 12301,25813 12323,26736 12324,26753 12330,26786 12347,26534 12349,26503 12370,25988 12372,25966 12387,25830 12393,25851 12395,25862 12418,26173 12419,26196 12441,26545 12442,26554 12450,26594 12465,26480 12466,26460 12488,25849 12489,25801 12511,24756 12512,24687 12535,23362 12537,23278 12558,21903 12560,21824 12583,20608 12584,20555 12606,19714 12607,19668 12629,18745 12630,18684 12653,17331 12654,17249 12676,16093 12677,16039 12693,15689 12699,15752 12700,15781 12723,17184 12725,17303 12746,20296 12748,20499 12771,23950 12772,24114 12794,26398 12795,26495 12817,27467 12818,27480 12821,27490 12841,26806 12842,26715 12864,24392 12865,24210 12888,20439 12890,20215 12911,17215 12913,17096 12931,16199 12934,16261 12936,16268 12959,17829 12960,17966 12982,20692 12983,20860 13006,23473 13007,23582 13029,24690 13030,24709 13034,24741 13052,24398 13053,24350 13076,22998 13078,22899 13099,21096 13101,20986 13124,19496 13125,19439 13147,18825 13148,18815 13150,18799 13170,19107 13171,19154 13194,19927 13195,19956 13203,20043 13217,19766 13218,19719 13240,18472 13241,18372 13264,16371 13266,16269 13287,14957 13289,14906 13312,14608 13313,14605 13335,14378 13336,14352 13358,13588 13359,13522 13382,12302 13383,12237 13405,11114 13406,11055 13429,9707 13431,9622 13452,7869 13454,7744 13475,5239 13477,5082 13500,3163 13501,3107 13507,2987 13523,3504 13524,3590 13547,6321 13548,6551 13570,11359 13571,11684 13593,17213 13594,17540 13617,22501 13618,22723 13640,25597 13641,25720 13665,26930 13666,26954 13676,27042 13688,26946 13689,26927 13711,26484 13712,26459 13735,26181 13736,26180 13737,26178 13758,26401 13759,26428 13782,26932 13783,26957 13805,27236 13806,27244 13819,27282 13828,27271 13829,27268 13852,27179 13854,27174 13863,27156 13876,27181 13877,27186 13899,27241 13900,27242 13902,27243 13923,27216 13924,27214 13939,27197 13946,27201 13947,27202 13970,27253 13971,27258 13993,27334 13994,27337 14000,27342 14016,27300 14017,27293 14040,27110 14042,27100 14063,26991 14065,26990 14088,27114 14089,27129 14111,27358 14112,27370 14133,27487 14134,27487 14135,27486 14158,27271 14159,27249 14181,26761 14182,26729 14205,26081 14207,26042 14228,25367 14230,25334 14251,24840 14253,24823 14274,24674 14276,24674 14277,24672 14278,24669 14299,24697 14300,24693 14305,24710 14323,24596 14324,24581 14346,24153 14347,24125 14369,23283 14370,23223 14393,22051 14395,21981 14416,20878 14418,20820 14441,20030 14442,19991 14464,19540 14465,19522 14487,19315 14488,19316 14493,19307 14511,19603 14512,19634 14534,20293 14535,20333 14557,21160 14558,21210 14581,22002 14583,22032 14599,22203 14604,22181 14606,22172 14629,21884 14630,21859 14652,21646 14653,21640 14664,21612 14675,21666 14676,21687 14699,22381 14700,22436 14722,23405 14723,23463 14746,24347 14748,24385 14769,24933 14771,24957 14792,25183 14794,25185 14796,25187 14817,24922 14818,24883 14840,23827 14841,23742 14864,21875 14865,21760 14887,19769 14888,19663 14910,18418 14911,18393 14920,18322 14934,18711 14936,18782 14957,20538 14959,20673 14982,23393 14983,23545 15005,25692 15006,25782 15028,26715 15029,26732 15034,26764 15052,26349 15053,26287 15075,24487 15076,24342 15099,21133 15101,20938 15122,17386 15124,17186 15145,14289 15147,14162 15170,12777 15171,12761 15175,12731 15193,13300 15194,13382 15216,15079 15217,15208 15240,17478 15241,17611 15263,19778 15264,19901 15287,21939 15289,22048 15310,23847 15312,23948 15333,25380 15335,25446 15358,26421 15359,26466 15381,27092 15382,27118 15398,27294 15405,27253 15406,27235 15428,26324 15429,26225 15451,23687 15452,23485 15475,19375 15476,19136 15498,15534 15499,15377 15523,13977 15524,13986 15546,15051 15547,15166 15569,17462 15570,17592 15593,19619 15594,19700 15616,20516 15617,20540 15627,20628 15640,20411 15641,20366 15663,18977 15664,18867 15686,16608 15687,16461 15710,13778 15712,13644 15734,11793 15735,11739 15744,11547 15757,11880 15758,11940 15781,14098 15782,14255 15804,17528 15805,17741 15828,21534 15829,21731 15851,24675 15852,24818 15874,26635 15875,26709 15898,27410 15900,27418 15902,27423 15921,27152 15923,27119 15946,26511 15947,26483 15969,26179 15970,26175 15975,26170 15992,26274 15993,26288 16016,26503 16017,26507 16021,26513 16039,26414 16040,26403 16063,26268 16065,26267 16086,26465 16088,26487 16109,26975 16111,27009 16134,27424 16135,27429 16136,27430 16157,27039 16158,26985 16181,25410 16182,25293 16204,22735 16205,22558 16227,19286 16228,19087 16251,15353 16253,15166 16274,12536 16276,12411 16297,11442 16299,11443 16300,11457 16322,12729 16323,12858 16345,15369 16346,15521 16369,18033 16370,18154 16392,19752 16393,19817 16411,20223 16415,20199 16416,20184 16439,19446 16441,19379 16462,17691 16464,17567 16487,15421 16488,15310 16508,14482 16510,14486 16511,14498 16533,15641 16534,15806 16557,18875 16558,19078 16580,22606 16581,22812 16604,25745 16606,25863 16627,27134 16629,27166 16641,27302 16650,27236 16652,27216 16675,26617 16676,26574 16698,25707 16699,25646 16722,24284 16723,24190 16745,22400 16746,22293 16768,20491 16769,20390 16792,18235 16794,18109 16815,15860 16817,15726 16840,13389 16841,13244 16863,11741 16864,11710 16869,11661 16886,12390 16887,12523 16910,15770 16911,15995 16933,20019 16934,20246 16957,23816 16959,23976 16980,26062 16982,26144 17003,26832 17005,26834 17028,26243 17029,26175 17051,24476 17052,24343 17074,21882 17075,21749 17098,19556 17099,19460 17121,18483 17122,18504 17127,18470 17145,19172 17147,19260 17168,21171 17170,21294 17191,23199 17193,23297 17216,24651 17217,24701 17239,25147 17240,25150 17241,25152 17263,24976 17264,24955 17286,24453 17287,24417 17309,23741 17310,23694 17333,22836 17334,22791 17356,22144 17357,22120 17381,21874 17382,21871 17396,21844 17404,21859 17405,21864 17427,22063 17428,22067 17443,22156 17451,22115 17452,22101 17474,21526 17475,21477 17498,20497 17499,20442 17521,19491 17522,19440 17544,18812 17545,18799 17549,18779 17568,19104 17570,19147 17591,19955 17593,20012 17616,21048 17617,21097 17639,22034 17640,22090 17662,23001 17663,23049 17686,23919 17687,23958 17709,24405 17710,24408 17731,24508 17732,24507 17733,24504 17756,24584 17758,24592 17779,24782 17781,24799 17804,25186 17805,25217 17827,25819 17828,25850 17850,26520 17851,26556 17874,27134 17875,27161 17897,27463 17898,27469 17906,27487 17921,27416 17923,27405 17944,27175 17946,27162 17967,26996 17969,26992 17973,26987 17992,27059 17993,27068 18015,27246 18016,27255 18038,27348 18039,27348 18040,27348 18062,27286 18063,27280 18085,27207 18086,27205 18103,27183 18109,27187 18111,27188 18132,27220 18134,27221 18138,27223 18157,27187 18158,27182 18175,27133 18180,27135 18181,27136 18203,27227 18204,27232 18222,27265 18227,27255 18228,27251 18250,27048 18251,27029 18273,26611 18274,26586 18297,26266 18299,26267 18304,26259 18320,26396 18322,26415 18345,26861 18346,26886 18364,27079 18368,27063 18369,27054 18391,26283 18392,26196 18415,23723 18416,23524 18438,19610 18439,19334 18462,13878 18464,13560 18485,8332 18487,8054 18508,4427 18510,4290 18533,2647 18534,2627 18536,2612 18556,3474 18557,3566 18580,5878 18581,6008 18603,7697 18604,7776 18626,8994 18627,9064 18650,10445 18652,10550 18673,12173 18675,12279 18698,13966 18699,14038 18721,14969 18722,15011 18744,15609 18745,15651 18768,16848 18769,16928 18791,18542 18792,18638 18815,19946 18817,19992 18834,20340 18838,20325 18840,20311 18861,19596 18863,19542 18886,18845 18887,18846 18892,18836 18909,19210 18910,19260 18932,20490 18933,20587 18956,22526 18957,22636 18979,24157 18980,24221 19003,24840 19004,24841 19026,24114 19028,24025 19049,21786 19051,21617 19074,18259 19075,18081 19097,15762 19098,15686 19106,15455 19121,16178 19122,16287 19144,19375 19145,19597 19167,23416 19168,23613 19191,26392 19192,26497 19214,27473 19215,27484 19218,27490 19239,26814 19240,26732 19262,24769 19263,24621 19285,21808 19286,21626 19309,18545 19310,18405 19332,16671 19333,16607 19351,16139 19356,16169 19357,16190 19379,16923 19380,17001 19402,18322 19403,18398 19426,19551 19428,19608 19449,20485 19451,20543 19474,21552 19475,21619 19497,22892 19498,22969 19520,24291 19521,24361 19544,25597 19545,25656 19567,26383 19568,26409 19586,26594 19590,26587 19591,26581 19614,26248 19616,26223 19637,25833 19639,25818 19655,25691 19662,25720 19663,25732 19685,26183 19686,26219 19708,26661 19709,26665 19732,26033 19733,25954 19755,24012 19756,23863 19779,20782 19781,20602 19802,17624 19804,17466 19825,15127 19827,15018 19850,13662 19851,13629 19866,13375 19873,13442 19874,13473 19897,15026 19898,15137 19920,18134 19921,18341 19943,21836 19944,22028 19967,24987 19969,25107 19990,26193 19992,26204 19994,26219 20015,25742 20016,25686 20038,24400 20039,24302 20061,22413 20062,22294 20085,20146 20086,20035 20108,18336 20109,18257 20132,17523 20134,17526 20155,17949 20157,17988 20178,18638 20180,18661 20189,18728 20203,18604 20204,18583 20226,18115 20227,18074 20244,17905 20249,17919 20250,17927 20273,18508 20274,18584 20296,20115 20297,20229 20320,22406 20322,22523 20343,24300 20345,24392 20366,25765 20368,25831 20391,26715 20392,26749 20414,27144 20415,27157 20438,27283 20439,27284 20444,27293 20461,27270 20462,27267 20484,27197 20485,27194 20508,27167 20510,27167 20531,27212 20533,27217 20556,27289 20557,27291 20566,27300 20579,27273 20580,27268 20602,27075 20603,27056 20626,26483 20627,26436 20649,25376 20650,25301 20673,23639 20675,23532 20696,21536 20698,21405 20719,19381 20721,19272 20744,17962 20745,17924 20763,17680 20767,17684 20768,17690 20790,18078 20791,18119 20814,18579 20815,18590 20823,18625 20837,18425 20838,18390 20861,17700 20862,17670 20877,17505 20884,17591 20886,17624 20907,18774 20909,18872 20932,20898 20933,21033 20955,23084 20956,23200 20979,25004 20980,25081 21002,26035 21003,26067 21015,26182 21025,25975 21026,25924 21049,24002 21050,23844 21072,20636 21073,20437 21097,16770 21098,16583 21120,14180 21121,14093 21141,13401 21143,13405 21144,13414 21167,14172 21168,14286 21190,16041 21191,16178 21214,18971 21215,19141 21237,22156 21238,22328 21260,24904 21261,25026 21284,26517 21286,26558 21299,26753 21307,26675 21309,26652 21332,26093 21333,26064 21354,25830 21355,25830 21356,25834 21378,26084 21379,26106 21402,26492 21403,26512 21417,26616 21425,26590 21426,26579 21448,26125 21449,26073 21472,25010 21474,24937 21495,23637 21497,23564 21520,22110 21521,22033 21543,20858 21544,20798 21566,19965 21567,19914 21590,18995 21591,18937 21613,17802 21614,17725 21637,16553 21639,16498 21655,16194 21660,16224 21662,16245 21683,17256 21685,17359 21708,19784 21709,19956 21731,23005 21732,23174 21755,25813 21756,25928 21778,27301 21779,27343 21790,27490 21801,27262 21802,27211 21825,25425 21827,25278 21848,22047 21850,21817 21873,17777 21874,17581 21896,15406 21897,15347 21905,15246 21919,16108 21920,16237 21943,19368 21944,19564 21966,22644 21967,22792 21990,24568 21992,24616 22002,24822 22013,24697 22015,24663 22036,23659 22038,23573 22061,21695 22062,21579 22084,19876 22085,19796 22107,18873 22108,18843 22118,18716 22131,18868 22132,18907 22154,19763 22155,19813 22174,20244 22178,20220 22180,20203 22201,19485 22203,19418 22224,17937 22226,17838 22249,16288 22250,16213 22272,15357 22273,15324 22296,14654 22297,14603 22319,13435 22320,13344 22342,11586 22343,11485 22366,9841 22368,9766 22389,8541 22391,8474 22414,7158 22415,7074 22437,5221 22438,5092 22460,3361 22461,3304 22472,3045 22484,3435 22485,3513 22507,5934 22508,6086 22531,10695 22533,11002 22554,16278 22556,16575 22577,21250 22579,21486 22602,24876 22603,25023 22625,26642 22626,26694 22645,27010 22649,26990 22650,26980 22672,26625 22673,26603 22695,26272 22696,26263 22705,26237 22719,26331 22720,26349 22742,26770 22744,26798 22765,27158 22767,27172 22788,27280 22790,27280 22791,27278 22813,27208 22814,27202 22833,27141 22837,27144 22838,27147 22860,27214 22861,27217 22871,27229 22883,27218 22884,27216 22906,27189 22907,27189 22908,27190 22930,27230 22931,27233 22954,27321 22956,27326 22969,27348 22978,27337 22979,27334 23001,27193 23002,27182 23025,27025 23026,27019 23035,27004 23048,27047 23049,27056 23072,27281 23073,27295 23095,27474 23096,27479 23102,27487 23118,27396 23119,27381 23142,26931 23144,26902 23165,26311 23167,26273 23190,25586 23191,25555 23213,25071 23214,25051 23236,24810 23237,24803 23260,24661 23261,24652 23267,24652 23283,24574 23284,24569 23306,24322 23307,24303 23330,23580 23332,23531 23353,22598 23355,22550 23378,21548 23379,21492 23401,20569 23402,20519 23424,19586 23425,19535 23448,18848 23449,18832 23461,18716 23471,18868 23472,18903 23495,19791 23497,19850 23518,20850 23520,20910 23541,21781 23543,21824 23566,22212 23567,22214 23589,22050 23590,22041 23613,21891 23614,21890 23636,21947 23637,21953 23659,22323 23660,22356 23683,23110 23685,23157 23706,23950 23708,23993 23731,24621 23732,24653 23754,25026 23755,25038 23766,25091 23777,25031 23778,25013 23801,24218 23802,24148 23824,22597 23825,22486 23848,20357 23850,20238 23871,18655 23873,18601 23883,18372 23894,18558 23896,18599 23919,20189 23920,20312 23942,22657 23943,22808 23965,25141 23966,25252 23989,26595 23990,26635 24003,26812 24012,26698 24013,26667 24036,25336 24038,25217 24059,22554 24061,22357 24082,18593 24084,18351 24107,14220 24108,14020 24130,11691 24131,11626 24140,11444 24154,11934 24155,12027 24177,14114 24178,14263 24200,16655 24201,16792 24224,19180 24226,19302 24247,21271 24249,21376 24272,23259 24273,23364 24295,24982 24296,25060 24318,26125 24319,26176 24342,26929 24343,26962 24365,27278 24366,27277 24389,26715 24391,26645 24412,24675 24414,24513 24435,21260 24437,21049 24460,17398 24461,17214 24483,14905 24484,14819 24499,14356 24507,14460 24508,14502 24530,16069 24531,16196 24553,18260 24554,18372 24577,19751 24578,19794 24598,20149 24600,20142 24601,20132 24623,19277 24625,19189 24648,17161 24649,17024 24671,14602 24672,14472 24695,12222 24696,12140 24711,11683 24718,11803 24719,11847 24741,13560 24742,13713 24765,16944 24766,17146 24788,20674 24789,20867 24812,24032 24814,24184 24836,26223 24837,26309 24859,27289 24860,27315 24870,27412 24883,27286 24884,27262 24906,26727 24907,26696 24930,26296 24931,26284 24944,26230 24953,26264 24954,26271 24976,26465 24977,26475 24989,26519 25000,26467 25002,26456 25023,26248 25025,26240 25034,26213 25048,26304 25049,26321 25071,26780 25072,26816 25094,27348 25095,27368 25104,27443 25118,27270 25119,27234 25141,26048 25142,25948 25165,23431 25167,23254 25188,19890 25190,19692 25211,15990 25213,15787 25236,12774 25237,12635 25259,11329 25260,11304 25263,11281 25282,12007 25283,12104 25306,14620 25307,14775 25329,17360 25330,17503 25353,19621 25355,19711 25376,20620 25378,20634 25382,20653 25399,20370 25401,20331 25424,19083 25425,18978 25447,16878 25448,16750 25471,14708 25472,14637 25485,14289 25494,14448 25495,14527 25517,16791 25518,16995 25541,21132 25543,21376 25564,24836 25566,25000 25589,26921 25590,26977 25608,27312 25612,27304 25613,27295 25635,26856 25636,26817 25659,25987 25660,25935 25682,24824 25683,24745 25706,22991 25708,22881 25729,21070 25731,20962 25752,18962 25754,18839 25777,16555 25778,16430 25800,14513 25801,14400 25823,13041 25824,12995 25833,12853 25847,13216 25848,13295 25870,15320 25871,15486 25894,18938 25896,19148 25917,22569 25919,22754 25940,25318 25942,25433 25965,26694 25966,26720 25974,26791 25988,26549 25989,26502 26012,25015 26013,24895 26035,22401 26036,22243 26058,19894 26059,19781 26082,18447 26084,18435 26089,18377 26105,18724 26107,18785 26130,20540 26131,20662 26153,22638 26154,22748 26176,24280 26177,24349 26200,25146 26201,25166 26213,25235 26223,25191 26224,25181 26247,24799 26249,24767 26270,24122 26272,24078 26293,23138 26295,23079 26318,22079 26319,22037 26341,21562 26342,21558 26346,21551 26365,21629 26366,21640 26388,21928 26389,21946 26411,22147 26412,22147 26435,21756 26436,21714 26458,20892 26459,20839 26481,20076 26483,20035 26506,19481 26507,19460 26517,19361 26529,19437 26530,19443 26553,19806 26554,19833 26576,20435 26577,20475 26599,21334 26600,21394 26623,22577 26624,22635 26646,23642 26647,23692 26670,24369 26672,24370 26694,24589 26695,24592 26705,24619 26714,24579 26717,24581 26718,24577 26727,24568 26741,24598 26742,24603 26764,24892 26765,24920 26788,25591 26789,25628 26811,26337 26812,26375 26834,26952 26835,26980 26858,27399 26860,27413 26874,27486 26881,27471 26883,27465 26906,27257 26907,27243 26929,27029 26930,27020 26943,26976 26952,26996 26953,27003 26976,27175 26977,27186 26999,27328 27000,27332 27008,27341 27023,27307 27025,27303 27046,27220 27048,27217 27069,27188 27071,27188 27094,27222 27095,27225 27107,27235 27117,27225 27118,27222 27140,27158 27141,27155 27146,27151 27164,27206 27165,27211 27187,27269 27188,27270 27211,27145 27213,27130 27234,26751 27236,26722 27257,26286 27259,26268 27271,26196 27282,26263 27283,26278 27305,26708 27306,26733 27329,27102 27330,27106 27333,27111 27352,26698 27353,26637 27375,24810 27376,24642 27399,20690 27401,20414 27422,15111 27424,14724 27447,8768 27448,8464 27470,4468 27471,4349 27493,2590 27494,2554 27499,2476 27517,3214 27518,3309 27540,5756 27541,5916 27564,8488 27566,8599 27587,10223 27589,10304 27610,11571 27612,11636 27635,12867 27636,12937 27658,14070 27659,14124 27682,14692 27683,14706 27705,14820 27706,14826 27728,15404 27729,15474 27752,17141 27754,17254 27775,19010 27777,19091 27798,19995 27800,20020 27806,20083 27823,19752 27824,19709 27846,19002 27847,18973 27855,18886 27870,19091 27871,19127 27893,20089 27894,20168 27916,21803 27917,21912 27940,23687 27942,23766 27963,24648 27965,24673 27971,24748 27988,24419 27989,24358 28011,22640 28012,22502 28034,19789 28035,19629 28058,17187 28059,17092 28072,16455 28081,16505 28082,16562 28105,18477 28107,18645 28128,22116 28130,22330 28151,25490 28153,25635 28176,27308 28177,27350 28186,27490 28199,27246 28200,27194 28223,25513 28224,25380 28246,22603 28247,22413 28269,18999 28270,18803 28293,16252 28294,16162 28314,15543 28316,15548 28317,15557 28339,16381 28341,16432 28364,17944 28365,18029 28387,19251 28388,19309 28411,20270 28412,20329 28434,21251 28435,21316 28457,22578 28458,22659 28481,24074 28482,24149 28504,25291 28505,25352 28528,26225 28530,26255 28552,26573 28553,26575 28554,26576 28575,26372 28576,26343 28599,25885 28600,25866 28622,25681 28623,25684 28646,26039 28647,26077 28669,26610 28670,26632 28678,26697 28692,26478 28693,26434 28716,24919 28718,24798 28739,22181 28741,21997 28764,18490 28765,18287 28787,15090 28788,14918 28810,12792 28811,12702 28828,12234 28834,12284 28835,12311 28857,13775 28858,13928 28881,17056 28883,17261 28904,20831 28906,21026 28927,24082 28929,24232 28952,25998 28953,26039 28962,26184 28975,25997 28976,25957 28998,24889 28999,24807 29022,23003 29023,22893 29045,21064 29046,20958 29069,19362 29071,19288 29092,18382 29094,18346 29104,18221 29115,18263 29117,18273 29140,18544 29141,18556 29147,18586 29163,18376 29164,18345 29187,17636 29188,17590 29206,17255 29210,17266 29211,17276 29233,17868 29234,17937 29257,19521 29259,19638 29280,21664 29282,21797 29305,23812 29306,23912 29328,25406 29329,25481 29351,26469 29352,26512 29375,27046 29376,27064 29398,27255 29399,27261 29412,27290 29422,27283 29424,27281 29445,27219 29447,27215 29468,27177 29470,27176 29476,27172 29493,27191 29494,27193 29516,27265 29517,27269 29534,27301 29540,27295 29541,27293 29563,27173 29564,27160 29586,26768 29587,26734 29610,25795 29612,25725 29633,24186 29635,24081 29656,22073 29658,21956 29681,19731 29682,19618 29704,18120 29705,18063 29728,17603 29729,17601 29751,17910 29752,17957 29774,18667 29775,18703 29797,19048 29798,19046 29800,19041 29821,18624 29823,18593 29846,18147 29847,18142 29851,18125 29869,18487 29870,18540 29892,19895 29893,19991 29916,22088 29917,22213 29939,24208 29940,24312 29963,25695 29964,25748 29982,26098 29986,26061 29988,26041 30009,24777 30011,24645 30034,21489 30035,21289 30057,17792 30058,17591 30081,14639 30082,14530 30104,13430 30105,13419 30108,13412 30127,13929 30128,13981 30151,15725 30152,15853 30174,18390 30175,18554 30199,21595 30200,21765 30222,24371 30223,24504 30245,26221 30246,26289 30268,26815 30269,26812 30270,26806 30292,26368 30293,26333 30315,25876 30316,25861 30323,25819 30339,25940 30340,25956 30362,26342 30363,26363 30386,26621 30388,26620 30409,26349 30411,26313 30433,25527 30434,25466 30457,24142 30458,24069 30480,22539 30481,22445 30504,20806 30505,20724 30527,19628 30528,19581 30550,18820 30551,18775 30574,17875 30576,17816 30597,16783 30599,16727 30622,16214 30623,16213 30645,16870 30646,16949 30668,18868 30669,19019 30692,22158 30693,22340 30715,25064 30716,25203 30739,27036 30741,27100 30756,27490 30762,27434 30764,27407 30785,26177 30787,26061 30810,23240 30811,23054 30833,19655 30834,19464 30856,16822 30857,16724 30874,15942 30880,16025 30881,16069 30903,17956 30904,18110 30927,21382 30929,21554 30950,23850 30952,23938 30973,24596 30975,24592 30998,23798 30999,23725 31021,22065 31022,21952 31045,20002 31046,19912 31068,18876 31069,18841 31085,18650 31091,18707 31092,18718 31115,19516 31117,19570 31138,20223 31140,20232 31142,20238 31163,19723 31164,19669 31186,18363 31187,18270 31209,16799 31210,16738 31233,15910 31234,15888 31256,15684 31257,15665 31280,15023 31282,14966 31303,13567 31305,13463 31326,11660 31328,11544 31351,9447 31352,9324 31374,7092 31375,6948 31398,4072 31399,3895 31421,1142 31422,1040 31435,473 31444,747 31445,836 31468,4013 31470,4208 31491,8835 31493,9144 31514,14596 31516,14896 31539,20063 31540,20319 31562,23927 31563,24101 31586,26288 31587,26363 31609,26992 31610,26998 31613,27002 31632,26772 31633,26749 31656,26316 31658,26299 31669,26209 31679,26232 31681,26239 31704,26625 31705,26654 31727,27081 31728,27100 31750,27284 31751,27287 31756,27293 31774,27254 31775,27249 31797,27165 31798,27165 31803,27162 31821,27212 31822,27216 31839,27242 31844,27240 31846,27239 31867,27201 31869,27199 31876,27193 31892,27210 31893,27212 31915,27279 31916,27284 31936,27339 31939,27339 31940,27338 31962,27236 31963,27226 31985,27053 31986,27045 32002,26994 32009,27008 32010,27014 32032,27203 32033,27216 32057,27439 32058,27447 32069,27487 32080,27455 32081,27446 32103,27115 32104,27088 32127,26516 32128,26481 32150,25849 32151,25813 32173,25242 32174,25214 32197,24899 32198,24892 32220,24811 32221,24808 32244,24680 32246,24671 32267,24348 32269,24353 32291,23774 32292,23732 32315,22814 32316,22760 32338,21863 32339,21810 32362,20970 32363,20940 32385,20276 32386,20237 32408,19585 32409,19542 32432,18982 32434,18970 32438,18953 32455,19176 32457,19208 32480,20055 32481,20116 32503,21170 32504,21231 32526,22011 32527,22035 32540,22150 32550,22105 32551,22097 32573,21939 32574,21932 32583,21910 32597,21936 32599,21940 32620,22215 32622,22244 32643,22963 32645,23012 32668,23881 32669,23929 32691,24538 32692,24567 32715,24986 32716,24999 32730,25075 32738,25052 32739,25043 32761,24494 32762,24435 32785,22915 32787,22807 32808,20761 32810,20640 32831,18799 32833,18720 32852,18230 32856,18300 32857,18314 32879,19470 32880,19572 32903,21828 32904,21971 32926,24420 32927,24552 32949,26215 32950,26279 32971,26777 32973,26764 32975,26755 32996,25942 32998,25854 33021,23603 33022,23443 33044,20348 33045,20145 33067,16555 33068,16343 33091,12964 33092,12803 33114,11290 33115,11267 33117,11255 33138,12282 33140,12396 33161,14837 33163,14998 33184,17786 33186,17945 33209,20555 33210,20681 33232,22667 33233,22776 33256,24626 33257,24713 33279,25885 33280,25940 33302,26708 33303,26745 33326,27239 33328,27251 33334,27279 33349,27062 33351,27022 33372,25580 33374,25449 33397,22273 33398,22063 33420,18550 33421,18358 33444,15774 33445,15673 33462,15145 33467,15176 33468,15196 33490,16255 33491,16377 33514,18298 33516,18402 33537,19774 33539,19822 33560,20210 33562,20210 33563,20206 33585,19508 33586,19424 33608,17427 33609,17283 33632,14349 33633,14187 33655,11618 33656,11504 33673,10713 33679,10797 33680,10846 33702,12618 33704,12780 33725,15816 33727,16015 33750,19700 33751,19907 33773,23043 33774,23209 33797,25706 33798,25805 33820,27094 33821,27139 33838,27414 33843,27394 33844,27383 33867,26884 33868,26846 33890,26356 33891,26336 33911,26196 33914,26206 33916,26210 33938,26405 33939,26419 33958,26546 33961,26545 33962,26543 33985,26373 33986,26363 34003,26293 34008,26307 34009,26314 34031,26613 34032,26640 34055,27204 34056,27234 34073,27441 34078,27416 34079,27402 34102,26580 34104,26502 34125,24633 34127,24489 34149,21440 34150,21231 34173,16967 34174,16711 34196,12660 34197,12468 34220,9995 34221,9939 34229,9783 34243,10397 34244,10504 34266,13195 34267,13393 34290,16574 34292,16731 34313,19027 34315,19133 34338,20451 34339,20486 34349,20607 34361,20477 34362,20449 34384,19646 34385,19573 34408,17824 34409,17724 34431,16056 34432,15979 34452,15388 34455,15398 34457,15415 34478,16608 34480,16736 34501,19751 34503,19962 34526,23749 34527,23942 34549,26386 34550,26478 34573,27292 34574,27299 34577,27304 34596,27035 34597,27001 34619,26258 34620,26206 34643,25086 34645,25010 34666,23406 34668,23293 34689,21339 34691,21229 34714,19183 34715,19065 34737,17045 34738,16925 34761,14933 34762,14832 34784,13356 34785,13292 34799,12925 34807,13047 34808,13082 34831,14825 34833,14974 34854,18036 34856,18237 34879,21857 34880,22049 34902,24791 34903,24921 34925,26502 34926,26555 34943,26852 34949,26795 34950,26772 34972,25813 34973,25724 34996,23485 34998,23326 35019,20617 35021,20462 35042,18329 35044,18234 35058,17697 35067,17806 35068,17846 35090,19434 35091,19566 35114,21993 35115,22119 35137,23900 35138,23983 35160,24980 35161,25014 35179,25234 35184,25223 35186,25217 35207,24965 35209,24941 35232,24389 35233,24355 35255,23627 35256,23577 35278,22707 35279,22654 35302,21844 35303,21810 35325,21487 35326,21476 35340,21418 35348,21466 35349,21482 35372,21772 35374,21786 35384,21857 35395,21766 35397,21745 35420,21079 35421,21034 35443,20291 35444,20251 35466,19652 35467,19626 35484,19441 35490,19503 35491,19497 35513,19977 35514,20009 35537,20664 35538,20701 35560,21308 35562,21345 35583,22104 35585,22151 35608,23149 35609,23206 35631,24101 35632,24138 35655,24529 35656,24539 35673,24632 35678,24618 35679,24625 35680,24623 35701,24679 35702,24682 35725,24822 35726,24835 35748,25266 35749,25299 35772,26047 35774,26092 35796,26770 35797,26802 35819,27289 35820,27310 35842,27486 35843,27486 35844,27485 35866,27336 35867,27322 35889,27089 35890,27076 35909,26978 35913,26981 35914,26983 35936,27114 35937,27125 35960,27303 35962,27310 35976,27347 35983,27337 35985,27334 36007,27249 36008,27243 36031,27187 36032,27185 36041,27180 36054,27195 36055,27197 36076,27221 36078,27220 36079,27219 36101,27164 36102,27159 36114,27137 36124,27159 36125,27165 36148,27257 36150,27259 36156,27265 36171,27219 36173,27210 36196,26912 36197,26887 36219,26461 36220,26438 36239,26254 36242,26258 36243,26260 36266,26546 36267,26570 36289,27014 36290,27033 36301,27116 36313,26956 36315,26921 36336,25645 36338,25523 36359,22616 36361,22394 36384,17261 36385,16898 36407,10284 36408,9874 36431,3223 36432,3030 36454,179 36455,123 36462,0 36477,785 36478,930 36501,4193 36503,4401 36524,7561 36526,7712 36547,9694 36549,9791 36572,11348 36573,11431 36595,12778 36596,12859 36619,14371 36620,14452 36642,15467 36643,15506 36665,15898 36666,15908 36689,16138 36691,16175 36712,17090 36714,17165 36737,18673 36738,18749 36760,19646 36761,19674 36771,19788 36783,19601 36784,19557 36807,18547 36808,18491 36824,18158 36830,18211 36831,18233 36854,19248 36856,19331 36877,21106 36879,21221 36900,23181 36902,23281 36925,24567 36926,24607 36939,24840 36948,24780 36949,24753 36972,23403 36973,23284 36995,20710 36996,20537 37018,17918 37019,17795 37042,16625 37044,16646 37065,17962 37067,18098 37090,21319 37091,21536 37113,24793 37114,24956 37136,26967 37137,27039 37154,27490 37160,27432 37161,27405 37183,26267 37184,26167 37206,23955 37207,23800 37230,20602 37232,20407 37253,17348 37255,17203 37278,15272 37279,15210 37290,14940 37301,15169 37302,15182 37324,16517 37325,16621 37348,18452 37349,18540 37371,19843 37372,19906 37395,21015 37396,21078 37418,22263 37419,22339 37441,23634 37443,23714 37466,24982 37467,25046 37489,26007 37490,26049 37513,26536 37514,26546 37522,26571 37536,26467 37537,26442 37559,26014 37560,25988 37583,25669 37584,25660 37591,25644 37606,25791 37607,25816 37630,26397 37632,26429 37647,26636 37654,26590 37655,26569 37677,25539 37678,25443 37701,23142 37702,22988 37724,20190 37725,20019 37748,16964 37749,16797 37771,14205 37772,14057 37794,12350 37795,12286 37807,11939 37818,12208 37820,12301 37841,14723 37843,14930 37865,18978 37866,19219 37889,23128 37890,23311 37912,25640 37913,25722 37930,26237 37936,26201 37937,26183 37959,25353 37960,25282 37982,23755 37983,23647 38006,21655 38008,21539 38029,19855 38031,19768 38054,18611 38055,18572 38065,18393 38077,18455 38078,18474 38100,18912 38101,18942 38119,19200 38124,19175 38125,19162 38147,18559 38148,18514 38171,17546 38173,17504 38191,17232 38194,17255 38196,17268 38217,18234 38219,18334 38242,20692 38243,20842 38265,23098 38266,23217 38289,24983 38290,25065 38312,26200 38313,26253 38335,26898 38336,26926 38359,27212 38361,27220 38382,27285 38384,27286 38385,27286 38405,27250 38407,27245 38430,27182 38431,27180 38434,27181 38444,27172 38453,27181 38454,27183 38477,27242 38478,27246 38500,27297 38501,27298 38503,27298 38523,27240 38524,27233 38547,26935 38549,26909 38570,26241 38572,26190 38595,24868 38596,24777 38618,22882 38619,22756 38641,20287 38642,20140 38665,17868 38666,17773 38688,17059 38689,17056 38691,17055 38712,17459 38714,17509 38735,18371 38737,18419 38758,18957 38760,18971 38765,19000 38783,18773 38784,18745 38806,18391 38807,18378 38812,18361 38830,18655 38831,18701 38853,19907 38854,19989 38876,21712 38877,21820 38900,23796 38902,23899 38923,25365 38925,25429 38948,26116 38949,26122 38950,26123 38971,25411 38972,25314 38994,22724 38995,22515 39018,18460 39019,18220 39041,14482 39042,14329 39064,12532 39065,12500 39070,12448 39088,13081 39090,13146 39111,14913 39113,15036 39136,17631 39137,17788 39159,20560 39160,20724 39182,23455 39183,23603 39206,25782 39207,25871 39229,26769 39230,26785 39235,26816 39253,26562 39254,26531 39276,26054 39277,26034 39290,25918 39299,25947 39301,25961 39324,26258 39325,26277 39347,26576 39348,26585 39354,26606 39371,26460 39372,26434 39394,25774 39395,25721 39417,24634 39418,24561 39441,23221 39442,23141 39464,21737 39465,21655 39488,20259 39490,20197 39512,19087 39513,19020 39535,17801 39536,17725 39559,16257 39560,16182 39582,15372 39583,15361 39586,15352 39606,15981 39607,16064 39629,18059 39630,18203 39652,21101 39653,21284 39676,24329 39678,24477 39699,26519 39701,26608 39722,27478 39724,27487 39725,27490 39747,26745 39748,26653 39770,24367 39771,24189 39794,20608 39795,20404 39817,17477 39818,17362 39840,16333 39841,16343 39864,17800 39866,17937 39887,20708 39889,20885 39912,23563 39913,23672 39935,24753 39936,24767 39941,24784 39958,24370 39959,24315 39982,22795 39983,22684 40005,20560 40006,20436 40029,18606 40031,18534 40052,17883 40054,17868 40055,17862 40075,18435 40077,18501 40100,19640 40101,19685 40113,19892 40123,19759 40124,19726 40147,18718 40148,18637 40170,17168 40171,17097 40193,16105 40194,16067 40217,15720 40219,15707 40240,15266 40242,15227 40265,14164 40266,14084 40288,12716 40289,12636 40311,11326 40312,11247 40335,9681 40336,9580 40358,7425 40359,7265 40381,3885 40382,3665 40405,489 40407,389 40416,3 40428,715 40430,875 40453,5083 40454,5412 40476,11892 40477,12270 40499,18257 40500,18559 40523,23016 40524,23222 40546,25711 40547,25815 40570,26888 40572,26906 40581,26973 40593,26857 40595,26836 40616,26437 40618,26415 40637,26227 40641,26231 40642,26227 40643,26227 40664,26461 40665,26484 40688,26957 40689,26980 40711,27245 40712,27253 40724,27286 40734,27273 40735,27269 40758,27175 40760,27170 40771,27149 40781,27173 40783,27178 40806,27237 40807,27237 40809,27238 40829,27215 40830,27213 40844,27200 40852,27206 40853,27208 40876,27265 40877,27269 40899,27344 40900,27346 40908,27349 40922,27307 40923,27300">
          <text:p/>
        </draw:polyline>
        <draw:line draw:style-name="gr2" draw:text-style-name="P1" draw:layer="layout" svg:x1="5.644cm" svg:y1="29.009cm" svg:x2="46.566cm" svg:y2="29.009cm">
          <text:p/>
        </draw:line>
        <draw:line draw:style-name="gr2" draw:text-style-name="P1" draw:layer="layout" svg:x1="5.644cm" svg:y1="0.081cm" svg:x2="46.566cm" svg:y2="0.081cm">
          <text:p/>
        </draw:line>
        <draw:line draw:style-name="gr2" draw:text-style-name="P1" draw:layer="layout" svg:x1="5.644cm" svg:y1="29.009cm" svg:x2="5.644cm" svg:y2="28.6cm">
          <text:p/>
        </draw:line>
        <draw:line draw:style-name="gr2" draw:text-style-name="P1" draw:layer="layout" svg:x1="15.874cm" svg:y1="29.009cm" svg:x2="15.874cm" svg:y2="28.6cm">
          <text:p/>
        </draw:line>
        <draw:line draw:style-name="gr2" draw:text-style-name="P1" draw:layer="layout" svg:x1="26.105cm" svg:y1="29.009cm" svg:x2="26.105cm" svg:y2="28.6cm">
          <text:p/>
        </draw:line>
        <draw:line draw:style-name="gr2" draw:text-style-name="P1" draw:layer="layout" svg:x1="36.336cm" svg:y1="29.009cm" svg:x2="36.336cm" svg:y2="28.6cm">
          <text:p/>
        </draw:line>
        <draw:line draw:style-name="gr2" draw:text-style-name="P1" draw:layer="layout" svg:x1="46.566cm" svg:y1="29.009cm" svg:x2="46.566cm" svg:y2="28.6cm">
          <text:p/>
        </draw:line>
        <draw:line draw:style-name="gr2" draw:text-style-name="P1" draw:layer="layout" svg:x1="5.644cm" svg:y1="0.081cm" svg:x2="5.644cm" svg:y2="0.49cm">
          <text:p/>
        </draw:line>
        <draw:line draw:style-name="gr2" draw:text-style-name="P1" draw:layer="layout" svg:x1="15.874cm" svg:y1="0.081cm" svg:x2="15.874cm" svg:y2="0.49cm">
          <text:p/>
        </draw:line>
        <draw:line draw:style-name="gr2" draw:text-style-name="P1" draw:layer="layout" svg:x1="26.105cm" svg:y1="0.081cm" svg:x2="26.105cm" svg:y2="0.49cm">
          <text:p/>
        </draw:line>
        <draw:line draw:style-name="gr2" draw:text-style-name="P1" draw:layer="layout" svg:x1="36.336cm" svg:y1="0.081cm" svg:x2="36.336cm" svg:y2="0.49cm">
          <text:p/>
        </draw:line>
        <draw:line draw:style-name="gr2" draw:text-style-name="P1" draw:layer="layout" svg:x1="46.566cm" svg:y1="0.081cm" svg:x2="46.566cm" svg:y2="0.49cm">
          <text:p/>
        </draw:line>
        <draw:line draw:style-name="gr2" draw:text-style-name="P1" draw:layer="layout" svg:x1="5.644cm" svg:y1="29.009cm" svg:x2="5.644cm" svg:y2="0.081cm">
          <text:p/>
        </draw:line>
        <draw:line draw:style-name="gr2" draw:text-style-name="P1" draw:layer="layout" svg:x1="46.566cm" svg:y1="29.009cm" svg:x2="46.566cm" svg:y2="0.081cm">
          <text:p/>
        </draw:line>
        <draw:line draw:style-name="gr2" draw:text-style-name="P1" draw:layer="layout" svg:x1="5.644cm" svg:y1="29.009cm" svg:x2="6.053cm" svg:y2="29.009cm">
          <text:p/>
        </draw:line>
        <draw:line draw:style-name="gr2" draw:text-style-name="P1" draw:layer="layout" svg:x1="5.644cm" svg:y1="19.969cm" svg:x2="6.053cm" svg:y2="19.969cm">
          <text:p/>
        </draw:line>
        <draw:line draw:style-name="gr2" draw:text-style-name="P1" draw:layer="layout" svg:x1="5.644cm" svg:y1="10.929cm" svg:x2="6.053cm" svg:y2="10.929cm">
          <text:p/>
        </draw:line>
        <draw:line draw:style-name="gr2" draw:text-style-name="P1" draw:layer="layout" svg:x1="5.644cm" svg:y1="1.889cm" svg:x2="6.053cm" svg:y2="1.889cm">
          <text:p/>
        </draw:line>
        <draw:line draw:style-name="gr2" draw:text-style-name="P1" draw:layer="layout" svg:x1="46.566cm" svg:y1="29.009cm" svg:x2="46.157cm" svg:y2="29.009cm">
          <text:p/>
        </draw:line>
        <draw:line draw:style-name="gr2" draw:text-style-name="P1" draw:layer="layout" svg:x1="46.566cm" svg:y1="19.969cm" svg:x2="46.157cm" svg:y2="19.969cm">
          <text:p/>
        </draw:line>
        <draw:line draw:style-name="gr2" draw:text-style-name="P1" draw:layer="layout" svg:x1="46.566cm" svg:y1="10.929cm" svg:x2="46.157cm" svg:y2="10.929cm">
          <text:p/>
        </draw:line>
        <draw:line draw:style-name="gr2" draw:text-style-name="P1" draw:layer="layout" svg:x1="46.566cm" svg:y1="1.889cm" svg:x2="46.157cm" svg:y2="1.889cm">
          <text:p/>
        </draw:line>
        <draw:frame draw:style-name="gr3" draw:text-style-name="P3" draw:layer="layout" svg:width="0.849cm" svg:height="2.008cm" svg:x="5.291cm" svg:y="29.089cm">
          <draw:text-box>
            <text:p text:style-name="P2"><text:span text:style-name="T1">0</text:span></text:p>
          </draw:text-box>
        </draw:frame>
        <draw:frame draw:style-name="gr3" draw:text-style-name="P3" draw:layer="layout" svg:width="2.542cm" svg:height="2.008cm" svg:x="14.651cm" svg:y="29.089cm">
          <draw:text-box>
            <text:p text:style-name="P2"><text:span text:style-name="T1">100</text:span></text:p>
          </draw:text-box>
        </draw:frame>
        <draw:frame draw:style-name="gr3" draw:text-style-name="P3" draw:layer="layout" svg:width="2.542cm" svg:height="2.008cm" svg:x="24.882cm" svg:y="29.089cm">
          <draw:text-box>
            <text:p text:style-name="P2"><text:span text:style-name="T1">200</text:span></text:p>
          </draw:text-box>
        </draw:frame>
        <draw:frame draw:style-name="gr3" draw:text-style-name="P3" draw:layer="layout" svg:width="2.542cm" svg:height="2.008cm" svg:x="35.113cm" svg:y="29.089cm">
          <draw:text-box>
            <text:p text:style-name="P2"><text:span text:style-name="T1">300</text:span></text:p>
          </draw:text-box>
        </draw:frame>
        <draw:frame draw:style-name="gr3" draw:text-style-name="P3" draw:layer="layout" svg:width="2.542cm" svg:height="2.008cm" svg:x="45.343cm" svg:y="29.089cm">
          <draw:text-box>
            <text:p text:style-name="P2"><text:span text:style-name="T1">400</text:span></text:p>
          </draw:text-box>
        </draw:frame>
        <draw:frame draw:style-name="gr4" draw:text-style-name="P5" draw:layer="layout" svg:width="40.9cm" svg:height="2.761cm" svg:x="5.7cm" svg:y="30.861cm">
          <draw:text-box>
            <text:p text:style-name="P4"><text:span text:style-name="T2">Time (ps)</text:span></text:p>
          </draw:text-box>
        </draw:frame>
        <draw:frame draw:style-name="gr3" draw:text-style-name="P3" draw:layer="layout" svg:width="0.849cm" svg:height="2.008cm" svg:x="4.627cm" svg:y="27.919cm">
          <draw:text-box>
            <text:p text:style-name="P2"><text:span text:style-name="T1">0</text:span></text:p>
          </draw:text-box>
        </draw:frame>
        <draw:frame draw:style-name="gr3" draw:text-style-name="P3" draw:layer="layout" svg:width="3.012cm" svg:height="2.008cm" svg:x="2.469cm" svg:y="18.979cm">
          <draw:text-box>
            <text:p text:style-name="P2"><text:span text:style-name="T1">0.05</text:span></text:p>
          </draw:text-box>
        </draw:frame>
        <draw:frame draw:style-name="gr3" draw:text-style-name="P3" draw:layer="layout" svg:width="2.165cm" svg:height="2.008cm" svg:x="3.269cm" svg:y="9.939cm">
          <draw:text-box>
            <text:p text:style-name="P2"><text:span text:style-name="T1">0.1</text:span></text:p>
          </draw:text-box>
        </draw:frame>
        <draw:frame draw:style-name="gr3" draw:text-style-name="P3" draw:layer="layout" svg:width="3.012cm" svg:height="2.008cm" svg:x="2.469cm" svg:y="0.899cm">
          <draw:text-box>
            <text:p text:style-name="P2"><text:span text:style-name="T1">0.15</text:span></text:p>
          </draw:text-box>
        </draw:frame>
        <draw:frame draw:style-name="gr5" draw:text-style-name="P5" draw:layer="layout" svg:width="28.9cm" svg:height="2.761cm" draw:transform="rotate (1.5707963267949) translate (-0.412cm 29cm)">
          <draw:text-box>
            <text:p text:style-name="P4"><text:span text:style-name="T2">Precession angle (deg.)</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MU Serif" svg:font-family="'CMU 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47.9cm" fo:page-height="33.65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03-12T18:15:06.571000000</dc:date>
    <meta:editing-duration>PT1M3S</meta:editing-duration>
    <meta:editing-cycles>1</meta:editing-cycles>
    <meta:document-statistic meta:object-count="34"/>
    <meta:generator>LibreOffice/6.0.2.1$Windows_X86_64 LibreOffice_project/f7f06a8f319e4b62f9bc5095aa112a65d2f3ac89</meta:generator>
  </office:meta>
</office:document-meta>
</file>